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istemas Informáticos de Soporte a la Colaboración y la Decisió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sinoko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las </meta:initial-creator>
    <meta:creation-date>2021-01-28T09:19:24.71</meta:creation-date>
    <meta:editing-duration>PT42S</meta:editing-duration>
    <meta:editing-cycles>3</meta:editing-cycles>
    <dc:date>2021-05-11T23:49:11.56</dc:date>
    <meta:generator>OpenOffice/4.1.10$Win32 OpenOffice.org_project/4110m2$Build-9807</meta:generator>
    <meta:document-statistic meta:object-count="25"/>
  </office:meta>
</office:document-meta>
</file>